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1.974cm" fo:break-before="auto" style:use-optimal-row-height="true"/>
    </style:style>
    <style:style style:name="ro17"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89" calcext:value-type="float">
            <text:p>689</text:p>
          </table:table-cell>
          <table:table-cell table:style-name="ce7" table:formula="of:=COUNTIF([.B7:.B999];&quot;X&quot;)" office:value-type="float" office:value="581" calcext:value-type="float">
            <text:p>581</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30" calcext:value-type="float">
            <text:p>73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5">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6">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6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7" table:number-rows-repeated="364">
          <table:table-cell table:style-name="ce2"/>
          <table:table-cell table:style-name="ce7" table:number-columns-repeated="5"/>
          <table:table-cell table:style-name="ce2" table:number-columns-repeated="20"/>
          <table:table-cell table:number-columns-repeated="998"/>
        </table:table-row>
        <table:table-row table:style-name="ro17" table:number-rows-repeated="1047251">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01">00/00/0000</text:date>, <text:time style:data-style-name="N2" text:time-value="20:31:57.69426515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01T20:35:35.290150217</dc:date>
    <meta:editing-duration>PT19H7M54S</meta:editing-duration>
    <meta:editing-cycles>676</meta:editing-cycles>
    <meta:document-statistic meta:table-count="1" meta:cell-count="4138" meta:object-count="0"/>
  </office:meta>
</office:document-meta>
</file>